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3bf" officeooo:paragraph-rsid="001593bf"/>
    </style:style>
    <style:style style:name="P2" style:family="paragraph" style:parent-style-name="Standard">
      <style:text-properties officeooo:rsid="001667fb" officeooo:paragraph-rsid="001667fb"/>
    </style:style>
    <style:style style:name="P3" style:family="paragraph" style:parent-style-name="Standard">
      <style:text-properties officeooo:rsid="001593bf" officeooo:paragraph-rsid="001593bf"/>
    </style:style>
    <style:style style:name="P4" style:family="paragraph" style:parent-style-name="Standard">
      <style:text-properties officeooo:rsid="001924a8" officeooo:paragraph-rsid="001593bf"/>
    </style:style>
    <style:style style:name="P5" style:family="paragraph" style:parent-style-name="Standard">
      <style:text-properties officeooo:rsid="001924a8" officeooo:paragraph-rsid="001924a8"/>
    </style:style>
    <style:style style:name="P6" style:family="paragraph" style:parent-style-name="Standard">
      <style:text-properties officeooo:rsid="00193bb6" officeooo:paragraph-rsid="00193bb6"/>
    </style:style>
    <style:style style:name="P7" style:family="paragraph" style:parent-style-name="Standard">
      <style:text-properties officeooo:rsid="001b21c9" officeooo:paragraph-rsid="001b21c9"/>
    </style:style>
    <style:style style:name="P8" style:family="paragraph" style:parent-style-name="Standard">
      <style:text-properties officeooo:rsid="001b21c9" officeooo:paragraph-rsid="001bd6b0"/>
    </style:style>
    <style:style style:name="P9" style:family="paragraph" style:parent-style-name="Standard">
      <style:text-properties officeooo:rsid="001bd6b0" officeooo:paragraph-rsid="001bd6b0"/>
    </style:style>
    <style:style style:name="T1" style:family="text">
      <style:text-properties officeooo:rsid="00184e2a"/>
    </style:style>
    <style:style style:name="T2" style:family="text">
      <style:text-properties officeooo:rsid="00193bb6"/>
    </style:style>
    <style:style style:name="T3" style:family="text">
      <style:text-properties officeooo:rsid="00197c83"/>
    </style:style>
    <style:style style:name="T4" style:family="text">
      <style:text-properties officeooo:rsid="001bd6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ment of Purporse</text:p>
      <text:p text:style-name="P1"/>
      <text:p text:style-name="P5">Gender, race, sexuality, nationality, social-class, native-language, <text:s/>height, fatness, handedness. What are all the biases you can think of? Can you make an exhaustive list? Perhaps we could crowdsource it. Or perhaps we already have - and didn't even realize it.</text:p>
      <text:p text:style-name="P4"/>
      <text:p text:style-name="P5"/>
      <text:p text:style-name="P5"/>
      <text:p text:style-name="P5">It seems like with the internet and collaborative software we've amassed a fantastically large and accurate knowledge-base, except how can we trust it since it's riddled with systemic-bias. We as a society are riddled with systemic bias. The sexism, racism, homophobia, xenophobia, classism, etc. are known and accepted biases. What scares me more is that there may yet be even more unidentified biases. <text:span text:style-name="T2">Rumsfeldian unknown unknowns.</text:span></text:p>
      <text:p text:style-name="P5"/>
      <text:p text:style-name="P5">Description of the idea.</text:p>
      <text:p text:style-name="P5"/>
      <text:p text:style-name="P5">I'm already working on WIGI. What wigi is. A paper, and an updating open-dataset. But I want to expand it by ten-fold. First to manually inspect the known <text:span text:style-name="T2">biases – the ones I have already mentioned. The purpose of inspecting these closely is to classify </text:span></text:p>
      <text:p text:style-name="P9">WIGI also looks at correlations between dod, dob, pob, ethnic group, citizenship, and sitelink.</text:p>
      <text:p text:style-name="P1"/>
      <text:p text:style-name="P6">But wait a moment, you may have been harbouring the niggling criticism in the back of your head that the question of “why knowing our biases is important”, has yet to be motivated. The motivations are philosophical, broad, and different to different audiences.</text:p>
      <text:p text:style-name="P6"/>
      <text:p text:style-name="P6">To the world at large it's important because <text:span text:style-name="T3">its about putting our finger on inequality, to inform addressing inequality. And inequality is bad because Social Justice. </text:span></text:p>
      <text:p text:style-name="P6"/>
      <text:p text:style-name="P7">To myself its important because of, what was a moment, and is really a string of moments when I feel that I awoke to seeing my own biases. First it was a moment of divine self-awareness when I realized I was dimissing someone's point of view because she was a black woman. After that I saw that I could be internalizing a lot of biases. Religion, that my family had given to me. Homophobia that friends and machismo had instilled within me. But do they really stop there? Could there potentially be even more?</text:p>
      <text:p text:style-name="P7"/>
      <text:p text:style-name="P8">Further extensions. Other databases that run wikibase, that aren't wikidata. </text:p>
      <text:p text:style-name="P8"><text:span text:style-name="T4">C</text:span>omparisons.</text:p>
      <text:p text:style-name="P8"><text:span text:style-name="T4">Its Open Science. WIGI is open science.</text:span></text:p>
      <text:p text:style-name="P8"/>
      <text:p text:style-name="P9">What I need to learn. What skills I already haven.</text:p>
      <text:p text:style-name="P9">I need to learn from anthropologists about what classifies as a bias in their field.</text:p>
      <text:p text:style-name="P9">I need to learn more from staticians about what are biases in a variety of different probability distributions.</text:p>
      <text:p text:style-name="P9">I need to learn more from computer scientists about applying the above into machine learing algorithms.</text:p>
      <text:p text:style-name="P9"/>
      <text:p text:style-name="P9">I am already a qualified mathematician.</text:p>
      <text:p text:style-name="P9">I am already a fluent hacker, programmer sort.</text:p>
      <text:p text:style-name="P9">I am already a student in social science.</text:p>
      <text:p text:style-name="P9">I am already an active contributor to open source open culture worlds.</text:p>
      <text:p text:style-name="P7"/>
      <text:p text:style-name="P9">Conclusion</text:p>
      <text:p text:style-name="P7"><text:soft-page-break/>This project's success would mean quantifying and making tens to hundreds of inequality indexes based on Wikipedia and other database<text:span text:style-name="T4">s all released as open-data. This I believe would become a defacto standards because of their Openness, but also because of their relative update frequency. More importantly I could use the indexes I had made to run the detector algorithm. That would find worldwide social biases that are not even classified by anthropologist as being classified.</text:span></text:p>
      <text:p text:style-name="P1"/>
      <text:p text:style-name="P1">Wikidata Bias Measurer / Predictor</text:p>
      <text:p text:style-name="P1">- By languages</text:p>
      <text:p text:style-name="P1">Which properties have the widest value probability distributions?</text:p>
      <text:p text:style-name="P1"/>
      <text:p text:style-name="P1"/>
      <text:p text:style-name="P1"/>
      <text:p text:style-name="P1">Which cultures are closest by:</text:p>
      <text:p text:style-name="P1">shared pages</text:p>
      <text:p text:style-name="P1">shared labels</text:p>
      <text:p text:style-name="P1">shared properties</text:p>
      <text:p text:style-name="P1"/>
      <text:p text:style-name="P1"/>
      <text:p text:style-name="P2">Epistemology. Are some things <text:span text:style-name="T1">not</text:span> fuzzy where they could 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06T17:26:53.971807056</meta:creation-date>
    <dc:date>2014-10-24T20:25:30.165150346</dc:date>
    <dc:creator>sledge </dc:creator>
    <meta:editing-duration>PT37M8S</meta:editing-duration>
    <meta:editing-cycles>8</meta:editing-cycles>
    <meta:generator>LibreOffice/4.2.6.3$Linux_X86_64 LibreOffice_project/420m0$Build-3</meta:generator>
    <meta:document-statistic meta:table-count="0" meta:image-count="0" meta:object-count="0" meta:page-count="2" meta:paragraph-count="30" meta:word-count="558" meta:character-count="3434" meta:non-whitespace-character-count="2901"/>
  </office:meta>
</office:document-meta>
</file>